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office:font-face-decls>
  <office:automatic-styles>
    <style:style style:name="P1" style:family="paragraph" style:parent-style-name="Standard">
      <style:text-properties style:font-name="Poppins"/>
    </style:style>
    <style:style style:name="P2" style:family="paragraph" style:parent-style-name="Text_20_body" style:list-style-name="L3"/>
    <style:style style:name="P3" style:family="paragraph" style:parent-style-name="Text_20_body" style:list-style-name="L3">
      <style:text-properties officeooo:paragraph-rsid="000f6bdf"/>
    </style:style>
    <style:style style:name="P4" style:family="paragraph" style:parent-style-name="Text_20_body" style:list-style-name="L4"/>
    <style:style style:name="P5" style:family="paragraph" style:parent-style-name="Text_20_body">
      <style:paragraph-properties fo:margin-top="0in" fo:margin-bottom="0in" style:contextual-spacing="false"/>
      <style:text-properties officeooo:paragraph-rsid="000f6bdf"/>
    </style:style>
    <style:style style:name="P6" style:family="paragraph" style:parent-style-name="Text_20_body" style:list-style-name="L6">
      <style:paragraph-properties fo:margin-top="0in" fo:margin-bottom="0in" style:contextual-spacing="false"/>
      <style:text-properties officeooo:paragraph-rsid="000f6bdf"/>
    </style:style>
    <style:style style:name="P7" style:family="paragraph" style:parent-style-name="Text_20_body" style:list-style-name="L6">
      <style:text-properties officeooo:paragraph-rsid="000f6bdf"/>
    </style:style>
    <style:style style:name="P8" style:family="paragraph" style:parent-style-name="Text_20_body" style:list-style-name="L8">
      <style:paragraph-properties fo:margin-top="0in" fo:margin-bottom="0in" style:contextual-spacing="false"/>
      <style:text-properties officeooo:paragraph-rsid="000f6bdf"/>
    </style:style>
    <style:style style:name="P9" style:family="paragraph" style:parent-style-name="Text_20_body" style:list-style-name="L3">
      <style:text-properties style:font-name="Poppins" officeooo:paragraph-rsid="000f6bdf"/>
    </style:style>
    <style:style style:name="P10" style:family="paragraph" style:parent-style-name="Text_20_body" style:list-style-name="L3">
      <style:text-properties style:font-name="Poppins"/>
    </style:style>
    <style:style style:name="P11" style:family="paragraph" style:parent-style-name="Text_20_body" style:list-style-name="L3">
      <style:text-properties style:font-name="Poppins" fo:font-weight="bold" officeooo:rsid="0010192e" officeooo:paragraph-rsid="0010192e" style:font-weight-asian="bold" style:font-weight-complex="bold"/>
    </style:style>
    <style:style style:name="P12" style:family="paragraph" style:parent-style-name="Text_20_body" style:list-style-name="L3">
      <style:text-properties officeooo:rsid="0010192e" officeooo:paragraph-rsid="0010192e"/>
    </style:style>
    <style:style style:name="T1" style:family="text">
      <style:text-properties officeooo:rsid="000f6bdf"/>
    </style:style>
    <style:style style:name="T2" style:family="text">
      <style:text-properties fo:font-weight="normal" style:font-weight-asian="normal" style:font-weight-complex="normal"/>
    </style:style>
    <style:style style:name="T3" style:family="text">
      <style:text-properties style:font-name="Poppins"/>
    </style:style>
    <style:style style:name="T4" style:family="text">
      <style:text-properties style:font-name="Poppins" officeooo:rsid="000f6bdf"/>
    </style:style>
    <style:style style:name="T5" style:family="text">
      <style:text-properties style:font-name="Poppin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3">Explanations:</text:span></text:span></text:p>
      <text:list xml:id="list1260179980" text:style-name="L3">
        <text:list-item>
          <text:p text:style-name="P3"><text:span text:style-name="Strong_20_Emphasis"><text:span text:style-name="T3">What are firewalls for:</text:span></text:span><text:span text:style-name="T3"> Firewalls are added to enhance security by controlling incoming and outgoing traffic. They protect the servers from unauthorized access and potential threats.</text:span></text:p>
          <text:p text:style-name="P9">Firewalls is a network security device that monitors network traffic, it can be understood as a division or “wall” between a private network and public network which limits and blocks network traffic based on a set of security rules in the hardware or software by analyzing data packets that request entry to the network. Additionally, firewalls are used to allow remote access to a private network through secure authentication</text:p>
          <text:p text:style-name="P9">We add a Firewall on arrival at each server that has an internet connection, which is a security system that monitors and controls incoming and outgoing traffic, without a firewall we could be attacked from the internet and we could be vulnerable to loss of information.</text:p>
        </text:list-item>
        <text:list-item>
          <text:p text:style-name="P3"><text:span text:style-name="Strong_20_Emphasis"><text:span text:style-name="T3">Why is the traffic served over HTTPS:</text:span></text:span><text:span text:style-name="T3"> HTTPS stands for HyperText Transfer Protocol Secure HTTPS ensures encrypted communication between users and the web server, safeguarding data during transmission. </text:span><text:span text:style-name="T4">T</text:span><text:span text:style-name="T3">raffic is served in order to bring protection by using the secure port 443, which encrypts outgoing information. Then it is more difficult to spy or get access to the site’s information.</text:span></text:p>
        </text:list-item>
        <text:list-item>
          <text:p text:style-name="P2"><text:span text:style-name="Strong_20_Emphasis"><text:span text:style-name="T3">What monitoring is used for:</text:span></text:span><text:span text:style-name="T3"> Monitoring clients collect data about the infrastructure's performance, availability, and potential issues. Then, monitoring not only helps to make sure to maintain high quality levels, keeping the established standards and consistency, but also to help in the continuous improvement of the resources performance.</text:span></text:p>
          <text:p text:style-name="P10">The way data monitoring is performed, relies on checking new data against predefined rules and metrics. If data quality anomalies are detected, an alert is sent in order to give information about the metrics and rules violation, so data can be checked</text:p>
        </text:list-item>
        <text:list-item>
          <text:p text:style-name="P3"><text:span text:style-name="Strong_20_Emphasis"><text:span text:style-name="T3">How the monitoring tool is collecting data: </text:span></text:span><text:bookmark text:name="c54b"/><text:span text:style-name="Strong_20_Emphasis"><text:span text:style-name="T5">IT monitoring is composed of three parts:</text:span></text:span></text:p>
          <text:p text:style-name="P3"><text:span text:style-name="Strong_20_Emphasis"><text:span text:style-name="T5">1) Foundation; 2) Software, and 3) Interpretation in order to function.</text:span></text:span></text:p>
        </text:list-item>
      </text:list>
      <text:list text:style-name="L6">
        <text:list-item>
          <text:p text:style-name="P7"><text:span text:style-name="Strong_20_Emphasis"><text:span text:style-name="T4">F</text:span></text:span><text:span text:style-name="Strong_20_Emphasis"><text:span text:style-name="T3">oundation:</text:span></text:span><text:span text:style-name="T3"> Are related to the infrastructure at its lowest layer of the software stack. This includes physical and virtual devices, such as servers, CPU and Vms.</text:span></text:p>
        </text:list-item>
        <text:list-item>
          <text:p text:style-name="P7"><text:span text:style-name="Strong_20_Emphasis"><text:span text:style-name="T4">S</text:span></text:span><text:span text:style-name="Strong_20_Emphasis"><text:span text:style-name="T3">oftware:</text:span></text:span><text:span text:style-name="T3"> The software is the monitoring section which analyzes what is happening in the devices (physical or virtual machines) in terms of CPU usage, load, memory, and running count.</text:span></text:p>
        </text:list-item>
        <text:list-item>
          <text:p text:style-name="P6"><text:span text:style-name="Strong_20_Emphasis"><text:span text:style-name="T4">I</text:span></text:span><text:span text:style-name="Strong_20_Emphasis"><text:span text:style-name="T3">nterpretation:</text:span></text:span><text:span text:style-name="T3"> Here is where collected data is turned into metrics and are presented through graphs or data charts (mostly on GUI dashboard). </text:span><text:soft-page-break/><text:span text:style-name="T3">This is often integrated with tools of data visualization to help better understand and do data analytics of performance.</text:span></text:p>
        </text:list-item>
      </text:list>
      <text:p text:style-name="P5"><text:span text:style-name="Strong_20_Emphasis"><text:span text:style-name="T3"/></text:span></text:p>
      <text:p text:style-name="P5"><text:span text:style-name="Strong_20_Emphasis"><text:span text:style-name="T3"/></text:span></text:p>
      <text:list text:style-name="L8">
        <text:list-header>
          <text:p text:style-name="P8"><text:span text:style-name="Strong_20_Emphasis"><text:span text:style-name="T3"/></text:span></text:p>
        </text:list-header>
      </text:list>
      <text:list text:continue-list="list1260179980" text:style-name="L3">
        <text:list-item>
          <text:p text:style-name="P3"><text:span text:style-name="Strong_20_Emphasis"><text:span text:style-name="T4">E</text:span></text:span><text:span text:style-name="Strong_20_Emphasis"><text:span text:style-name="T3">xplain what to do if you want to monitor your web server QPS: </text:span></text:span></text:p>
          <text:p text:style-name="P3"><text:span text:style-name="Strong_20_Emphasis"><text:span text:style-name="T5">Queries per second is a measure of the rate of traffic going in a particular server serving a Web domain. It is an important metric to monitor, because it can help you decide whether to scale the server in order to cope with the demand of usage, and resource requirement so the web page won’t collapse in the future with overload server request.</text:span></text:span></text:p>
        </text:list-item>
      </text:list>
      <text:p text:style-name="Text_20_body"><text:span text:style-name="Strong_20_Emphasis"><text:span text:style-name="T3"/></text:span></text:p>
      <text:list text:continue-numbering="true" text:style-name="L3">
        <text:list-item>
          <text:p text:style-name="P2"><text:span text:style-name="Strong_20_Emphasis"><text:span text:style-name="T3">Load Balancer (HAproxy):</text:span></text:span><text:span text:style-name="T3"> The load balancer distributes incoming traffic among multiple servers, enhancing performance and preventing overload on any single server.</text:span></text:p>
        </text:list-item>
        <text:list-item>
          <text:p text:style-name="P2"><text:span text:style-name="Strong_20_Emphasis"><text:span text:style-name="T3">Monitoring:</text:span></text:span><text:span text:style-name="T3"> Monitoring tools track server performance, resource usage, and other metrics. They help identify issues and optimize the infrastructure.</text:span></text:p>
        </text:list-item>
        <text:list-item>
          <text:p text:style-name="P11">Why using SSL in Load balancer level?</text:p>
          <text:p text:style-name="P12"><text:span text:style-name="Strong_20_Emphasis"><text:span text:style-name="T3">Load Balancer SSL Termination:</text:span></text:span><text:span text:style-name="T3"> In a load-balanced setup, SSL termination usually occurs at the load balancer. This means that the load balancer decrypts incoming HTTPS traffic and forwards it to the appropriate back-end server as HTTP traffic. The communication between the load balancer and back-end servers can be in plain HTTP.</text:span></text:p>
          <text:p text:style-name="P12"/>
        </text:list-item>
      </text:list>
      <text:p text:style-name="Text_20_body"><text:span text:style-name="Strong_20_Emphasis"><text:span text:style-name="T3">Issues with the Infrastructure:</text:span></text:span></text:p>
      <text:list text:style-name="L4">
        <text:list-item>
          <text:p text:style-name="P4"><text:span text:style-name="Strong_20_Emphasis"><text:span text:style-name="T3">Terminating SSL at Load Balancer:</text:span></text:span><text:span text:style-name="T3"> Terminating SSL at the load balancer means SSL decryption occurs there, potentially exposing unencrypted traffic within the internal network.</text:span></text:p>
        </text:list-item>
        <text:list-item>
          <text:p text:style-name="P4"><text:span text:style-name="Strong_20_Emphasis"><text:span text:style-name="T3">Single MySQL Server for Writes:</text:span></text:span><text:span text:style-name="T3"> Having only one MySQL server accepting writes poses a single point of failure. If it fails, the database becomes inaccessible.</text:span></text:p>
        </text:list-item>
        <text:list-item>
          <text:p text:style-name="P4"><text:span text:style-name="Strong_20_Emphasis"><text:span text:style-name="T3">Uniform Server Components:</text:span></text:span><text:span text:style-name="T3"> Servers with identical components can lead to uniform vulnerabilities. A compromise in one component might affect all servers.</text:span></text:p>
        </text:list-item>
        <text:list-item>
          <text:p text:style-name="P4"><text:span text:style-name="Strong_20_Emphasis"><text:span text:style-name="T3">Monitoring QPS (Queries Per Second):</text:span></text:span><text:span text:style-name="T3"> To monitor web server QPS, you would configure monitoring tools to track the number of queries processed by the web server over a specific time period.</text:span></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7T11:09:34.793139027</meta:creation-date>
    <dc:date>2023-08-27T13:07:04.932617737</dc:date>
    <meta:editing-duration>PT1H57M38S</meta:editing-duration>
    <meta:editing-cycles>2</meta:editing-cycles>
    <meta:generator>LibreOffice/7.5.5.2$Linux_X86_64 LibreOffice_project/bf0ddd27f701ac1d9e0942bffe145c51e201aa5c</meta:generator>
    <meta:document-statistic meta:table-count="0" meta:image-count="0" meta:object-count="0" meta:page-count="2" meta:paragraph-count="23" meta:word-count="707" meta:character-count="4457" meta:non-whitespace-character-count="3787"/>
  </office:meta>
</office:document-meta>
</file>